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333333" draw:marker-end="Arrow" draw:marker-end-width="0.3cm" draw:fill="none" draw:fill-color="#ffff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1" draw:id="id11" draw:layer="layout" svg:width="3cm" svg:height="1cm" svg:x="8.926cm" svg:y="1.2cm">
          <text:p text:style-name="P1"><text:span text:style-name="T1">Inicia Jo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cm" svg:height="1cm" svg:x="14.5cm" svg:y="5.848cm">
          <text:p text:style-name="P1"><text:span text:style-name="T1">Cadastra</text:span></text:p>
          <text:p text:style-name="P1"><text:span text:style-name="T1">Usu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2cm" svg:height="1.5cm" svg:x="8.822cm" svg:y="5.6cm">
          <text:p text:style-name="P1"><text:span text:style-name="T1">Nome Exis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cm" svg:height="1cm" svg:x="8.921cm" svg:y="3.6cm">
          <text:p text:style-name="P1"><text:span text:style-name="T1">Informa N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cm" svg:height="1cm" svg:x="8.914cm" svg:y="8.8cm">
          <text:p text:style-name="P1"><text:span text:style-name="T1">Seleciona</text:span></text:p>
          <text:p text:style-name="P1"><text:span text:style-name="T1">Usu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cm" svg:height="1cm" svg:x="8.914cm" svg:y="11cm">
          <text:p text:style-name="P1"><text:span text:style-name="T1">Seleciona</text:span></text:p>
          <text:p text:style-name="P1"><text:span text:style-name="T1">Ní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2cm" svg:height="1.5cm" svg:x="8.836cm" svg:y="13.26cm">
          <text:p text:style-name="P1"><text:span text:style-name="T1">Sorteia</text:span></text:p>
          <text:p text:style-name="P1"><text:span text:style-name="T1">Palav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2cm" svg:height="1.5cm" svg:x="14.206cm" svg:y="13.28cm">
          <text:p text:style-name="P1"><text:span text:style-name="T1">Todas as</text:span></text:p>
          <text:p text:style-name="P1"><text:span text:style-name="T1">Combinações</text:span></text:p>
          <text:p text:style-name="P1"><text:span text:style-name="T1">Possíve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2cm" svg:height="1.5cm" svg:x="8.836cm" svg:y="17.63cm">
          <text:p text:style-name="P1"><text:span text:style-name="T1">Inicia Contagem</text:span></text:p>
          <text:p text:style-name="P1"><text:span text:style-name="T1">de Tem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2cm" svg:height="1.5cm" svg:x="8.836cm" svg:y="20.186cm">
          <text:p text:style-name="P1"><text:span text:style-name="T1">Tempo </text:span></text:p>
          <text:p text:style-name="P1"><text:span text:style-name="T1">Esgot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3cm" svg:height="1.238cm" svg:x="8.926cm" svg:y="22.8cm">
          <text:p text:style-name="P1"><text:span text:style-name="T1">Armazena </text:span></text:p>
          <text:p text:style-name="P1"><text:span text:style-name="T1">Pontu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421cm" svg:y1="4.6cm" svg:x2="10.422cm" svg:y2="5.6cm" draw:start-shape="id1" draw:start-glue-point="8" draw:end-shape="id2" draw:end-glue-point="4" svg:d="m10421 4600v501h1v499" svg:viewBox="0 0 2 1001">
          <text:p/>
        </draw:connector>
        <draw:connector draw:style-name="gr2" draw:text-style-name="P1" draw:layer="layout" svg:x1="12.022cm" svg:y1="6.35cm" svg:x2="14.5cm" svg:y2="6.348cm" draw:start-shape="id2" draw:start-glue-point="7" draw:end-shape="id3" svg:d="m12022 6350h1240v-2h1238" svg:viewBox="0 0 2479 3">
          <text:p/>
        </draw:connector>
        <draw:connector draw:style-name="gr2" draw:text-style-name="P1" draw:layer="layout" svg:x1="16cm" svg:y1="6.848cm" svg:x2="11.914cm" svg:y2="11.5cm" draw:start-shape="id3" draw:start-glue-point="8" draw:end-shape="id4" draw:end-glue-point="10" svg:d="m16000 6848v4652h-4086" svg:viewBox="0 0 4087 4653">
          <text:p/>
        </draw:connector>
        <draw:connector draw:style-name="gr2" draw:text-style-name="P1" draw:layer="layout" svg:x1="10.422cm" svg:y1="7.1cm" svg:x2="10.414cm" svg:y2="8.8cm" draw:start-shape="id2" draw:start-glue-point="6" draw:end-shape="id5" draw:end-glue-point="4" svg:d="m10422 7100v851h-8v849" svg:viewBox="0 0 9 1701">
          <text:p/>
        </draw:connector>
        <draw:connector draw:style-name="gr2" draw:text-style-name="P1" draw:layer="layout" svg:x1="10.414cm" svg:y1="9.8cm" svg:x2="10.414cm" svg:y2="11cm" draw:start-shape="id5" draw:start-glue-point="8" draw:end-shape="id4" draw:end-glue-point="4" svg:d="m10414 9800v1200" svg:viewBox="0 0 1 1201">
          <text:p/>
        </draw:connector>
        <draw:connector draw:style-name="gr2" draw:text-style-name="P1" draw:layer="layout" svg:x1="10.414cm" svg:y1="12cm" svg:x2="10.436cm" svg:y2="13.26cm" draw:start-shape="id4" draw:start-glue-point="8" draw:end-shape="id6" draw:end-glue-point="4" svg:d="m10414 12000v631h22v629" svg:viewBox="0 0 23 1261">
          <text:p/>
        </draw:connector>
        <draw:connector draw:style-name="gr2" draw:text-style-name="P1" draw:layer="layout" svg:x1="12.036cm" svg:y1="14.01cm" svg:x2="14.206cm" svg:y2="14.03cm" draw:start-shape="id6" draw:start-glue-point="10" draw:end-shape="id7" draw:end-glue-point="6" svg:d="m12036 14010h1086v20h1084" svg:viewBox="0 0 2171 21">
          <text:p/>
        </draw:connector>
        <draw:connector draw:style-name="gr2" draw:text-style-name="P1" draw:layer="layout" svg:x1="10.436cm" svg:y1="19.13cm" svg:x2="10.436cm" svg:y2="20.186cm" draw:start-shape="id8" draw:start-glue-point="8" draw:end-shape="id9" draw:end-glue-point="4" svg:d="m10436 19130v1056" svg:viewBox="0 0 1 1057">
          <text:p/>
        </draw:connector>
        <draw:connector draw:style-name="gr2" draw:text-style-name="P1" draw:layer="layout" svg:x1="10.436cm" svg:y1="21.686cm" svg:x2="10.426cm" svg:y2="22.8cm" draw:start-shape="id9" draw:start-glue-point="6" draw:end-shape="id10" draw:end-glue-point="4" svg:d="m10436 21686v558h-10v556" svg:viewBox="0 0 11 1115">
          <text:p/>
        </draw:connector>
        <draw:connector draw:style-name="gr2" draw:text-style-name="P1" draw:layer="layout" draw:line-skew="-1.435cm" svg:x1="8.836cm" svg:y1="20.936cm" svg:x2="8.914cm" svg:y2="11.5cm" draw:start-shape="id9" draw:start-glue-point="5" draw:end-shape="id4" draw:end-glue-point="6" svg:d="m8836 20936h-1936v-9436h2014" svg:viewBox="0 0 2015 9437">
          <text:p/>
        </draw:connector>
        <draw:connector draw:style-name="gr2" draw:text-style-name="P1" draw:layer="layout" svg:x1="10.426cm" svg:y1="2.2cm" svg:x2="10.421cm" svg:y2="3.6cm" draw:start-shape="id11" draw:start-glue-point="8" draw:end-shape="id1" draw:end-glue-point="4" svg:d="m10426 2200v701h-5v699" svg:viewBox="0 0 6 1401">
          <text:p/>
        </draw:connector>
        <draw:frame draw:style-name="gr3" draw:text-style-name="P3" draw:layer="layout" svg:width="1.213cm" svg:height="0.787cm" svg:x="12.5cm" svg:y="5.713cm">
          <draw:text-box>
            <text:p><text:span text:style-name="T2">Não</text:span></text:p>
          </draw:text-box>
        </draw:frame>
        <draw:frame draw:style-name="gr3" draw:text-style-name="P3" draw:layer="layout" svg:width="1.171cm" svg:height="0.787cm" svg:x="10.5cm" svg:y="7.3cm">
          <draw:text-box>
            <text:p><text:span text:style-name="T2">Sim</text:span></text:p>
          </draw:text-box>
        </draw:frame>
        <draw:frame draw:style-name="gr4" draw:text-style-name="P3" draw:layer="layout" svg:width="1.171cm" svg:height="0.687cm" svg:x="10.329cm" svg:y="21.7cm">
          <draw:text-box>
            <text:p><text:span text:style-name="T2">Sim</text:span></text:p>
          </draw:text-box>
        </draw:frame>
        <draw:frame draw:style-name="gr4" draw:text-style-name="P3" draw:layer="layout" svg:width="1.213cm" svg:height="0.687cm" svg:x="7.229cm" svg:y="20.113cm">
          <draw:text-box>
            <text:p><text:span text:style-name="T2">Não</text:span></text:p>
          </draw:text-box>
        </draw:frame>
        <draw:custom-shape draw:style-name="gr1" draw:text-style-name="P2" xml:id="id12" draw:id="id12" draw:layer="layout" svg:width="3.2cm" svg:height="1.5cm" svg:x="14.194cm" svg:y="16.128cm">
          <text:p text:style-name="P1"><text:span text:style-name="T1">Todas as</text:span></text:p>
          <text:p text:style-name="P1"><text:span text:style-name="T1">Combinações</text:span></text:p>
          <text:p text:style-name="P1"><text:span text:style-name="T1">Váli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806cm" svg:y1="14.78cm" svg:x2="15.794cm" svg:y2="16.128cm" draw:start-shape="id7" draw:start-glue-point="8" draw:end-shape="id12" draw:end-glue-point="4" svg:d="m15806 14780v675h-12v673" svg:viewBox="0 0 13 1349">
          <text:p/>
        </draw:connector>
        <draw:connector draw:style-name="gr2" draw:text-style-name="P1" draw:layer="layout" svg:x1="15.794cm" svg:y1="17.628cm" svg:x2="12.036cm" svg:y2="18.38cm" draw:start-shape="id12" draw:start-glue-point="8" draw:end-shape="id8" draw:end-glue-point="10" svg:d="m15794 17628v752h-3758" svg:viewBox="0 0 3759 753">
          <text:p/>
        </draw:connector>
        <draw:custom-shape draw:style-name="gr1" draw:text-style-name="P2" xml:id="id14" draw:id="id14" draw:layer="layout" svg:width="3cm" svg:height="1cm" svg:x="14cm" svg:y="25.5cm">
          <text:p text:style-name="P1"><text:span text:style-name="T1">Finaliza Parti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426cm" svg:y1="24.038cm" svg:x2="10.43cm" svg:y2="25.1cm" draw:start-shape="id10" draw:start-glue-point="8" draw:end-shape="id13" draw:end-glue-point="4" svg:d="m10426 24038v532h4v530" svg:viewBox="0 0 5 1063">
          <text:p/>
        </draw:connector>
        <draw:connector draw:style-name="gr2" draw:text-style-name="P1" draw:layer="layout" draw:line-skew="-2.729cm" svg:x1="8.83cm" svg:y1="26cm" svg:x2="8.921cm" svg:y2="4.1cm" draw:start-shape="id13" draw:start-glue-point="5" draw:end-shape="id1" draw:end-glue-point="6" svg:d="m8830 26000h-3230v-21900h3321" svg:viewBox="0 0 3322 21901">
          <text:p/>
        </draw:connector>
        <draw:custom-shape draw:style-name="gr1" draw:text-style-name="P2" xml:id="id15" draw:id="id15" draw:layer="layout" svg:width="3cm" svg:height="1cm" svg:x="14cm" svg:y="27.5cm">
          <text:p text:style-name="P1"><text:span text:style-name="T1">Sai do Jo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5cm" svg:y1="26.5cm" svg:x2="15.5cm" svg:y2="27.5cm" draw:start-shape="id14" draw:start-glue-point="8" draw:end-shape="id15" draw:end-glue-point="4" svg:d="m15500 26500v1000" svg:viewBox="0 0 1 1001">
          <text:p/>
        </draw:connector>
        <draw:custom-shape draw:style-name="gr1" draw:text-style-name="P2" xml:id="id13" draw:id="id13" draw:layer="layout" svg:width="3.2cm" svg:height="1.8cm" svg:x="8.83cm" svg:y="25.1cm">
          <text:p text:style-name="P1"><text:span text:style-name="T1">Jogar</text:span></text:p>
          <text:p text:style-name="P1"><text:span text:style-name="T1">Novamen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171cm" svg:height="0.687cm" svg:x="6.429cm" svg:y="25.313cm">
          <draw:text-box>
            <text:p><text:span text:style-name="T2">Sim</text:span></text:p>
          </draw:text-box>
        </draw:frame>
        <draw:connector draw:style-name="gr2" draw:text-style-name="P1" draw:layer="layout" svg:x1="12.03cm" svg:y1="26cm" svg:x2="14cm" svg:y2="26cm" draw:start-shape="id13" draw:start-glue-point="7" draw:end-shape="id14" draw:end-glue-point="6" svg:d="m12030 26000h1970" svg:viewBox="0 0 1971 1">
          <text:p/>
        </draw:connector>
        <draw:frame draw:style-name="gr3" draw:text-style-name="P3" draw:layer="layout" svg:width="1.213cm" svg:height="0.787cm" svg:x="12cm" svg:y="25.013cm">
          <draw:text-box>
            <text:p><text:span text:style-name="T2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09:10:14.715000000</meta:creation-date>
    <meta:print-date>2013-11-14T09:58:00.223000000</meta:print-date>
    <dc:date>2013-11-14T15:56:19.868000000</dc:date>
    <meta:editing-duration>PT2M28S</meta:editing-duration>
    <meta:editing-cycles>2</meta:editing-cycles>
    <meta:generator>LibreOffice/4.1.2.3$Windows_x86 LibreOffice_project/40b2d7fde7e8d2d7bc5a449dc65df4d08a7dd38</meta:generator>
    <meta:document-statistic meta:object-count="38"/>
  </office:meta>
</office:document-meta>
</file>